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b42" officeooo:paragraph-rsid="00153b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de arquitetura: Construção do web scraping para extração dos dados do site “Viva real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3T12:06:20.155844836</meta:creation-date>
    <dc:date>2024-11-03T12:15:01.519689264</dc:date>
    <meta:editing-duration>PT8M50S</meta:editing-duration>
    <meta:editing-cycles>1</meta:editing-cycles>
    <meta:document-statistic meta:table-count="0" meta:image-count="0" meta:object-count="0" meta:page-count="1" meta:paragraph-count="1" meta:word-count="15" meta:character-count="94" meta:non-whitespace-character-count="80"/>
    <meta:generator>LibreOffice/24.8.2.1$Linux_X86_64 LibreOffice_project/480$Build-1</meta:generator>
  </office:meta>
</office:document-meta>
</file>